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weight-asian="bold" style:font-size-complex="12pt" style:font-weight-complex="bold"/>
    </style:style>
    <style:style style:name="T3" style:family="text">
      <style:text-properties fo:font-size="12.4499998092651pt"/>
    </style:style>
    <style:style style:name="T4" style:family="text">
      <style:text-properties fo:font-size="12.4499998092651pt" fo:font-weight="bold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h text:style-name="P1" text:outline-level="1">TF1.1 <text:line-break/>Registrera användare</text:h>
      <text:p text:style-name="P3">Ny användare kan registrera sig för användning av Springsidan.</text:p>
      <text:h text:style-name="P5" text:outline-level="3">Efterkrav</text:h>
      <text:p text:style-name="P3">Användaren kan logga in sig på sidan.</text:p>
      <text:h text:style-name="P5" text:outline-level="3">Scenario</text:h>
      <text:list xml:id="list4510846770116143856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a giltiga uppgifter med epostadress, lösenord, repeterat lösenord. Klicka på Registrera.</text:p>
        </text:list-item>
        <text:list-item>
          <text:p text:style-name="P15"><text:span text:style-name="T1">Redirect till inloggningssida och bekräftelsemeddelande att registreringen lyckades. </text:span></text:p>
          <text:p text:style-name="P15"><text:span text:style-name="T1"/></text:p>
        </text:list-item>
      </text:list>
      <text:h text:style-name="P1" text:outline-level="1">TF1.2 <text:line-break/>Misslyckad registrering – inga uppgifter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3030196667511738130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ej godkänd registrering, formuläret visas forfarande. OBS. gäller även om JS är avslaget.</text:p>
        </text:list-item>
      </text:list>
      <text:p text:style-name="P2"/>
      <text:h text:style-name="P1" text:outline-level="1">TF1.3 <text:line-break/>Misslyckad registrering – ogiltig emailadress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6403357726500678130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h text:style-name="P6" text:outline-level="1"><text:span text:style-name="T1">TF1.4 <text:line-break/>Misslyckad registrering – ej matchade lösenord</text:span></text:h>
      <text:p text:style-name="P3">Syfte att en ny användare ej kan registrera sig utan båda lösenordsfälten är ifyllda och <text:soft-page-break/>matchar varandra.</text:p>
      <text:h text:style-name="P5" text:outline-level="3">Efterkrav</text:h>
      <text:p text:style-name="P3">Användaren blev ej registrerad.</text:p>
      <text:h text:style-name="P5" text:outline-level="3">Scenario</text:h>
      <text:list xml:id="list1440584512" text:continue-numbering="true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olika lösenord i de både lösenordsfälten. Klicka på Registrera.</text:p>
        </text:list-item>
        <text:list-item>
          <text:p text:style-name="P13">Felmeddelande – Lösenorden matchar inte. </text:p>
        </text:list-item>
      </text:list>
      <text:h text:style-name="P6" text:outline-level="1"><text:span text:style-name="T1">TF2.1 <text:line-break/>Inloggning </text:span></text:h>
      <text:p text:style-name="P3">Syfte att användaren efter inloggning med rätt uppgifter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741507925" text:continue-numbering="true" text:style-name="L3">
        <text:list-item>
          <text:p text:style-name="P13">Startsidan</text:p>
        </text:list-item>
        <text:list-item>
          <text:p text:style-name="P13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3">Inloggad sida visas</text:p>
        </text:list-item>
      </text:list>
      <text:p text:style-name="P2"/>
      <text:h text:style-name="P1" text:outline-level="1">TF2.2 <text:line-break/>Inloggning – inga uppgifter</text:h>
      <text:p text:style-name="P3">Syfte att användaren efter inloggning utan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2037321531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4"><text:span text:style-name="T1">Startsidan visas forfarande, meddelande om att uppgifter måste anges.<text:line-break/>OBS. Gäller oavsett om bara ett av fälten lämnas tomma.</text:span></text:p>
          <text:p text:style-name="P14"><text:span text:style-name="T1"/></text:p>
        </text:list-item>
      </text:list>
      <text:h text:style-name="P1" text:outline-level="1">TF2.3 <text:line-break/>Inloggning – fel uppgifter</text:h>
      <text:p text:style-name="P3">Syfte att användaren efter inloggning med fel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204471121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 (OBS. Gäller <text:soft-page-break/>oavsett om bara ett av fälten är fel).</text:p>
        </text:list-item>
      </text:list>
      <text:p text:style-name="P2"/>
      <text:h text:style-name="P1" text:outline-level="1">TF2.4 <text:line-break/>Inloggning – med session</text:h>
      <text:p text:style-name="P3">Syfte att användaren efter inloggning med session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140546466" text:continue-numbering="true" text:style-name="L3">
        <text:list-item>
          <text:p text:style-name="P13">Startsidan</text:p>
        </text:list-item>
        <text:list-item>
          <text:p text:style-name="P13">Fyll i korrekta uppgifter (se TF 2.1)</text:p>
        </text:list-item>
        <text:list-item>
          <text:p text:style-name="P13">Öppna en ny flik i webbläsaren.</text:p>
        </text:list-item>
        <text:list-item>
          <text:p text:style-name="P13">I nya fliken, ange url dinspring.se<text:line-break/>Du bör vara inloggad på nytt!</text:p>
          <text:p text:style-name="P13"><text:span text:style-name="T4"/></text:p>
        </text:list-item>
      </text:list>
      <text:h text:style-name="P1" text:outline-level="1">TF2.5 <text:line-break/>Inloggning – med cookies</text:h>
      <text:p text:style-name="P3">Syfte att användaren efter inloggning med cookies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293671959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Öppna webbläsaren på nytt och ange url dinspring.se<text:line-break/>Du bör vara inloggad på nytt!</text:p>
        </text:list-item>
      </text:list>
      <text:h text:style-name="P1" text:outline-level="1">TF2.6 <text:line-break/>Misslyckad inloggning – med manipulerad cookie</text:h>
      <text:p text:style-name="P3">Syfte att användaren efter inloggning med menipulerad cookie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2188423704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<text:span text:style-name="T3">Öppna webbläsaren på nytt och ange url dinspring.se<text:line-break/>Du bör vara inloggad på nytt!</text:span></text:p>
        </text:list-item>
        <text:list-item>
          <text:p text:style-name="P13"><text:span text:style-name="T3">Ändra uppgifterna i CookieStorage till ”fel”.</text:span></text:p>
        </text:list-item>
        <text:list-item>
          <text:p text:style-name="P13"><text:span text:style-name="T3">Du bör nu vara utloggad.</text:span></text:p>
        </text:list-item>
      </text:list>
      <text:p text:style-name="P16"><text:span text:style-name="T3"/></text:p>
      <text:h text:style-name="P1" text:outline-level="1"><text:soft-page-break/>TF2.7 <text:line-break/>Misslyckad inloggning – med manipulerad session</text:h>
      <text:p text:style-name="P3">Syfte att användaren efter inloggning med manipulerad session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453021978" text:continue-numbering="true" text:style-name="L3">
        <text:list-item>
          <text:p text:style-name="P13">Startsidan</text:p>
        </text:list-item>
        <text:list-item>
          <text:p text:style-name="P13">Fyll i korrekta uppgifter (se TF 2.1), kopiera SESSID</text:p>
        </text:list-item>
        <text:list-item>
          <text:p text:style-name="P13">Öppna annan webbläsare och gå till dinspring.se</text:p>
        </text:list-item>
        <text:list-item>
          <text:p text:style-name="P13"><text:span text:style-name="T3">i samma webbläsare som föregående punkt – ändra SESSID till det du tidigare kopierat.</text:span></text:p>
        </text:list-item>
        <text:list-item>
          <text:p text:style-name="P13"><text:span text:style-name="T3">Inloggning ska misslyckas.</text:span></text:p>
        </text:list-item>
      </text:list>
      <text:p text:style-name="P10"><text:span text:style-name="T3"/></text:p>
      <text:h text:style-name="P1" text:outline-level="1">TF2.8 <text:line-break/>Misslyckad inloggning – med manipulerad URL</text:h>
      <text:p text:style-name="P3">Syfte att användaren ej ska kunna logga in med hjälp av actions genom att ändra i URL:en.</text:p>
      <text:h text:style-name="P5" text:outline-level="3">Efterkrav</text:h>
      <text:p text:style-name="P3">Inloggad, visar sida för detta.</text:p>
      <text:h text:style-name="P5" text:outline-level="3">Scenario</text:h>
      <text:list xml:id="list324601581" text:continue-numbering="true" text:style-name="L3">
        <text:list-item>
          <text:p text:style-name="P13">Öppna sidan dinspring.se i webbläsaren (oinloggad och tömd på kakor och sessions).</text:p>
        </text:list-item>
        <text:list-item>
          <text:p text:style-name="P13">Lägg till /?action=loggedIn i URL:en<text:span text:style-name="T3">, ladda om.</text:span></text:p>
        </text:list-item>
        <text:list-item>
          <text:p text:style-name="P13"><text:span text:style-name="T3">Du är ej inloggad, inloggningssidan visas fortfarande trots att URL:en är ändrad.</text:span></text:p>
        </text:list-item>
      </text:list>
      <text:p text:style-name="P10"><text:span text:style-name="T3"/></text:p>
      <text:h text:style-name="P1" text:outline-level="1">TF3.1 <text:line-break/>Inloggad – visa träningslista - READ</text:h>
      <text:p text:style-name="P3">Syfte att användaren efter inloggning får se sin egen startsida.</text:p>
      <text:h text:style-name="P5" text:outline-level="3">Efterkrav</text:h>
      <text:p text:style-name="P3">Visning av rätt uppgifter på startsidan.</text:p>
      <text:h text:style-name="P5" text:outline-level="3">Scenario</text:h>
      <text:list xml:id="list1538559506" text:continue-numbering="true" text:style-name="L3">
        <text:list-item>
          <text:p text:style-name="P13">Lyckad inloggning, se TF2.1</text:p>
        </text:list-item>
        <text:list-item>
          <text:p text:style-name="P13">Befintliga träningspass tillhörande användaren visas i lista, men knappar bredvid för att ändra eller radera.</text:p>
          <text:p text:style-name="P13">Visas i formatet, exempel:<text:line-break/>Datum<text:tab/> <text:s text:c="3"/>Typ <text:s/><text:tab/>Längd (km) <text:s/>Tid <text:s/><text:tab/> <text:s text:c="4"/>Kommentar <text:s/>Val</text:p>
          <text:p text:style-name="P13">140909 <text:s text:c="2"/>Gå <text:s text:c="11"/>5 <text:s/><text:tab/><text:tab/>39 min<text:tab/> <text:s text:c="14"/>Radera / Ändra /Kopiera</text:p>
          <text:p text:style-name="P13">140909 <text:s text:c="2"/>Jogg <text:s text:c="8"/>5<text:tab/><text:tab/>30 min<text:tab/><text:tab/> <text:s text:c="4"/>Radera / Ändra /Kopiera</text:p>
          <text:p text:style-name="P13">140909 <text:s text:c="2"/>Spring <text:s text:c="6"/>5<text:tab/><text:tab/>25 min <text:s text:c="24"/>Radera / Ändra /Kopiera</text:p>
          <text:p text:style-name="P13">140909 <text:s text:c="2"/>Intervall <text:s text:c="4"/>5<text:tab/><text:tab/>31 min<text:tab/> <text:s text:c="14"/>Radera / Ändra /Kopiera</text:p>
        </text:list-item>
      </text:list>
      <text:p text:style-name="P2"/>
      <text:h text:style-name="P1" text:outline-level="1"><text:soft-page-break/>TF3.2 <text:line-break/>Inloggad – visa användarnamn - READ</text:h>
      <text:p text:style-name="P3">Syfte att användarnamnet visas på startsida.</text:p>
      <text:h text:style-name="P5" text:outline-level="3">Efterkrav</text:h>
      <text:p text:style-name="P3">Visning av statistik.</text:p>
      <text:h text:style-name="P5" text:outline-level="3">Scenario</text:h>
      <text:list xml:id="list1287274834" text:continue-numbering="true" text:style-name="L3">
        <text:list-item>
          <text:p text:style-name="P13">Lyckad inloggning. Se TF2.1</text:p>
        </text:list-item>
        <text:list-item>
          <text:p text:style-name="P13">Rätt användarnamn visas längst uppe till höger. (Även knapp logga ut bredvid)</text:p>
        </text:list-item>
      </text:list>
      <text:p text:style-name="P2"/>
      <text:h text:style-name="P1" text:outline-level="1">TF3.3 <text:line-break/>Inloggad – visa statistik - READ</text:h>
      <text:p text:style-name="P3">Syfte att ststistik visas i listan med träningspass.</text:p>
      <text:h text:style-name="P5" text:outline-level="3">Efterkrav</text:h>
      <text:p text:style-name="P3">Visning av statistik. Tid/km.</text:p>
      <text:h text:style-name="P5" text:outline-level="3">Scenario</text:h>
      <text:list xml:id="list2046126179" text:continue-numbering="true" text:style-name="L3">
        <text:list-item>
          <text:p text:style-name="P13">Lyckad inloggning. Se TF2.1</text:p>
        </text:list-item>
        <text:list-item>
          <text:p text:style-name="P13">Allmän statistik visas (se TF3.2)</text:p>
        </text:list-item>
        <text:list-item>
          <text:p text:style-name="P13">I listan visas även en kolumn kallad ”snitt/km”, där har den genomsnittliga kilometertiden räknats ut baserat på distans och tid.</text:p>
        </text:list-item>
      </text:list>
      <text:p text:style-name="P2"/>
      <text:h text:style-name="P1" text:outline-level="1">TF4.1 <text:line-break/>Inloggad – lägg till nytt träningspass – CREATE – rätt uppgifter </text:h>
      <text:p text:style-name="P3">Syfte att användaren ska kunna registrera ett nytt träningspass, och efter detta få ett meddelande om att registre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2155302061" text:continue-numbering="true" text:style-name="L3">
        <text:list-item>
          <text:p text:style-name="P13">Från inloggad startsida, klicka på knappen ”Lägg till Nytt träningspass” (länk ovanför listan)</text:p>
        </text:list-item>
        <text:list-item>
          <text:p text:style-name="P13">Data att fylla i:<text:line-break/>Datum – fyll i dagens datum (visas som default)</text:p>
          <text:p text:style-name="P13">Typ – välj Löpning.</text:p>
          <text:p text:style-name="P13">Distans(km) – fyll i 10.</text:p>
          <text:p text:style-name="P13">Tid – </text:p>
          <text:p text:style-name="P13">Timmar – fyll i 0 (förifyllt).</text:p>
          <text:p text:style-name="P13">Minuter – fyll i 55.</text:p>
          <text:p text:style-name="P13">Sekunder – fyll i 11.</text:p>
          <text:p text:style-name="P13">Kommentar – Fritextfält, fyll i ”10-kilometers elljusspåret på IP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3">Uppdaterad lista visas där det nya träningspasset ingår. Snittiden är uträknad.</text:p>
        </text:list-item>
      </text:list>
      <text:h text:style-name="P6" text:outline-level="1"><text:soft-page-break/><text:span text:style-name="T6"/></text:h>
      <text:h text:style-name="P6" text:outline-level="1"><text:span text:style-name="T2">TF4.2</text:span><text:span text:style-name="T1"><text:line-break/>Inloggad – lägg till nytt träningspass – CREATE – saknade uppgifter </text:span></text:h>
      <text:p text:style-name="P3">Syfte att användaren inte ska kunna registrera ett ny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975832650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Felmeddelande visas att obligatoriska fält ej är ifyllda.</text:p>
        </text:list-item>
        <text:list-item>
          <text:p text:style-name="P13"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4.3</text:span><text:span text:style-name="T1"><text:line-break/>Inloggad – lägg till nytt träningspass – CREATE – ogiltiga uppgifter </text:span></text:h>
      <text:p text:style-name="P3">Syfte att användaren inte ska kunna registrera ett nytt träningspass med ogiltiga uppgifter.</text:p>
      <text:h text:style-name="P5" text:outline-level="3">Efterkrav</text:h>
      <text:p text:style-name="P3">Nytt träningspass väljs.</text:p>
      <text:h text:style-name="P5" text:outline-level="3">Scenario</text:h>
      <text:list xml:id="list1054987430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</text:p>
          <text:p text:style-name="P13"/>
        </text:list-item>
      </text:list>
      <text:h text:style-name="P1" text:outline-level="1"><text:soft-page-break/>TF5.1<text:line-break/>Inloggad – ändra träningspass – UPDATE – rätt uppgifter</text:h>
      <text:p text:style-name="P3">Syfte att användaren ska kunna ändra ett befintligt träningspass, och efter detta få ett meddelande om att änd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2116997397" text:continue-numbering="true" text:style-name="L3">
        <text:list-item>
          <text:p text:style-name="P13">Från inloggad startsida, klicka på knappen ”Ändra” bredvid den översta posten i listan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Data att fylla i:<text:line-break/>Datum – fyll i 2014-03-01</text:p>
          <text:p text:style-name="P13">Typ – välj Skidor.</text:p>
          <text:p text:style-name="P13">Distans(km) – fyll i 90.</text:p>
          <text:p text:style-name="P13">Tid – </text:p>
          <text:p text:style-name="P13">Timmar – fyll i 9</text:p>
          <text:p text:style-name="P13">Minuter – fyll i 55.</text:p>
          <text:p text:style-name="P13">Sekunder – fyll i 11.</text:p>
          <text:p text:style-name="P13">Kommentar – Fritextfält, fyll i ”Vasaloppet, öppet spår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4"><text:span text:style-name="T1">Uppdaterad lista visas där det nya träningspasset ingår (bör ligga långt ner i listan, då den sorteras på datum). Snittiden är uträknad.</text:span></text:p>
          <text:p text:style-name="P14"><text:span text:style-name="T5"/></text:p>
        </text:list-item>
      </text:list>
      <text:h text:style-name="P6" text:outline-level="1"><text:span text:style-name="T2">TF5.2</text:span><text:span text:style-name="T1"><text:line-break/>Inloggad – ändra träningspass – UPDATE – saknade uppgifter </text:span></text:h>
      <text:p text:style-name="P3">Syfte att användaren inte ska kunna ändra e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1434438902" text:continue-numbering="true" text:style-name="L3">
        <text:list-item>
          <text:p text:style-name="P13">Från inloggad startsida, klicka på knappen ”Ändra”, bredvid valfritt träningspass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Felmeddelande visas att obligatoriska fält ej är ifyllda.</text:p>
        </text:list-item>
        <text:list-item>
          <text:p text:style-name="P13"><text:soft-page-break/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5.3</text:span><text:span text:style-name="T1"><text:line-break/>Inloggad – ändra träningspass – UPDATE – ogiltiga uppgifter </text:span></text:h>
      <text:p text:style-name="P3">Syfte att användaren inte ska kunna ändra ett befintligt träningspass till ogiltiga uppgifter.</text:p>
      <text:h text:style-name="P5" text:outline-level="3">Efterkrav</text:h>
      <text:p text:style-name="P3">Felmeddelande, forfarande på formulärsidan, ingen uppdatering.</text:p>
      <text:h text:style-name="P5" text:outline-level="3">Scenario</text:h>
      <text:list xml:id="list1531455711" text:continue-numbering="true" text:style-name="L3">
        <text:list-item>
          <text:p text:style-name="P13">Från inloggad startsida, klicka på knappen ”Ändra” bredvid valfritt träningspass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 </text:p>
        </text:list-item>
        <text:list-item>
          <text:p text:style-name="P13">Ingen uppdatering har skett i listan på startsidan.</text:p>
        </text:list-item>
      </text:list>
      <text:h text:style-name="P6" text:outline-level="1"><text:span text:style-name="T2">TF5.4</text:span><text:span text:style-name="T1"><text:line-break/>Inloggad – ändra träningspass – UPDATE – manipulerad URL</text:span></text:h>
      <text:p text:style-name="P3">Syfte att användaren inte ska kunna ändra eller överhuvudtaget ha tillgång till ett träningspass som inte tillhör denne.</text:p>
      <text:h text:style-name="P5" text:outline-level="3">Efterkrav</text:h>
      <text:p text:style-name="P3">Felmeddelande, forfarande inloggade startsidan, ingen uppdatering.</text:p>
      <text:h text:style-name="P5" text:outline-level="3">Scenario</text:h>
      <text:list xml:id="list2152876501" text:continue-numbering="true" text:style-name="L3">
        <text:list-item>
          <text:p text:style-name="P13">Från inloggad startsida, klicka på knappen ”Ändra” bredvid valfritt träningspass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I URL:en, ändra id't som visas till ”600”. Ladda om sidan.</text:p>
        </text:list-item>
        <text:list-item>
          <text:p text:style-name="P13">Meddelande visas om att behörighet saknas för valt träningspass.</text:p>
        </text:list-item>
        <text:list-item>
          <text:p text:style-name="P13">Listan på startsidan visas.</text:p>
        </text:list-item>
      </text:list>
      <text:p text:style-name="P4"/>
      <text:h text:style-name="P1" text:outline-level="1">TF6.1 <text:line-break/>Inloggad – radera träningspass - DELETE</text:h>
      <text:p text:style-name="P3">Syftet är att användaren ska kunna radera ett befintligt träningspass.</text:p>
      <text:h text:style-name="P5" text:outline-level="3"><text:soft-page-break/>Efterkrav</text:h>
      <text:p text:style-name="P3">Träningspass raderas, uppdaterad lista.</text:p>
      <text:h text:style-name="P5" text:outline-level="3">Scenario</text:h>
      <text:list xml:id="list1011635023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visas om valt träningspass verkligen ska raders.</text:p>
        </text:list-item>
        <text:list-item>
          <text:p text:style-name="P13">Bekräfta att radering ska ske.</text:p>
        </text:list-item>
        <text:list-item>
          <text:p text:style-name="P13">Efter lyckad radering, meddelande om detta.</text:p>
        </text:list-item>
        <text:list-item>
          <text:p text:style-name="P14"><text:span text:style-name="T1">Träningspasset är borttaget från listan.</text:span></text:p>
        </text:list-item>
      </text:list>
      <text:h text:style-name="P1" text:outline-level="1">TF6.2 <text:line-break/>Inloggad – avbryt radera träningspass - DELETE</text:h>
      <text:p text:style-name="P3">Syfte att användaren ska kunna ångra radering av ett befintligt träningspass.</text:p>
      <text:h text:style-name="P5" text:outline-level="3">Efterkrav</text:h>
      <text:p text:style-name="P3">Träningslista ändras inte.</text:p>
      <text:h text:style-name="P5" text:outline-level="3">Scenario</text:h>
      <text:list xml:id="list1490049281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verkligen ska raderas.</text:p>
        </text:list-item>
        <text:list-item>
          <text:p text:style-name="P13">Trycka Ångra.</text:p>
        </text:list-item>
        <text:list-item>
          <text:p text:style-name="P13">Listan visas igen, träningspasset är ej borttaget.</text:p>
        </text:list-item>
      </text:list>
      <text:h text:style-name="P1" text:outline-level="1">TF6.3 <text:line-break/>Inloggad – radera träningspass – DELETE – manipulerad URL</text:h>
      <text:p text:style-name="P3">Syfte att användaren inte ska kunna radera ett träningspass med manipulerat id:nr i URL:en.</text:p>
      <text:h text:style-name="P5" text:outline-level="3">Efterkrav</text:h>
      <text:p text:style-name="P3">Träningslista ändras ej.</text:p>
      <text:h text:style-name="P5" text:outline-level="3">Scenario</text:h>
      <text:list xml:id="list2019709119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verkligen ska raderas.</text:p>
        </text:list-item>
        <text:list-item>
          <text:p text:style-name="P13">I URL:en, ändra id:nr till ”600”, Ladda om.</text:p>
        </text:list-item>
        <text:list-item>
          <text:p text:style-name="P13">Meddelande visas om att träningspasset ej kunde raderas.</text:p>
        </text:list-item>
        <text:list-item>
          <text:p text:style-name="P13">Listan uppdateras ej, träningspasset är kvar.</text:p>
        </text:list-item>
      </text:list>
      <text:p text:style-name="P4"/>
      <text:h text:style-name="P1" text:outline-level="1">TF7.1<text:line-break/>Inloggad – kopiera träningspass - rätt uppgifter</text:h>
      <text:p text:style-name="P3">Syfte att användaren ska kunna välja ett befintligt träningspass, och efter detta få ett förifyllt formulär med dagens datum.</text:p>
      <text:h text:style-name="P5" text:outline-level="3"><text:soft-page-break/>Efterkrav</text:h>
      <text:p text:style-name="P3">Meddelande visas och listan uppdateras med nya uppgifter.</text:p>
      <text:h text:style-name="P5" text:outline-level="3">Scenario</text:h>
      <text:list xml:id="list545405923" text:continue-numbering="true" text:style-name="L3">
        <text:list-item>
          <text:p text:style-name="P13">Från inloggad startsida, klicka på knappen ”Kopiera” bredvid den översta posten i listan.</text:p>
        </text:list-item>
        <text:list-item>
          <text:p text:style-name="P13">Formulär visas med uppgifter förifyllda, men ändringsbara, men med dagens datum.</text:p>
        </text:list-item>
        <text:list-item>
          <text:p text:style-name="P13">Validering och för obligatoriska fält och giltiga uppgifter sker på samma sätt som i TF4.2 och TF4.3</text:p>
        </text:list-item>
        <text:list-item>
          <text:p text:style-name="P13">Vid giltiga uppgifter sker tilläg i listan och meddelande på samma vis som i TF4.1</text:p>
        </text:list-item>
      </text:list>
      <text:p text:style-name="P10"/>
      <text:p text:style-name="P10"/>
      <text:p text:style-name="P4">TF 8.1<text:line-break/>Logga ut</text:p>
      <text:p text:style-name="P4"/>
      <text:p text:style-name="P3">Syfte att användaren efter utloggning ej på något vis ska vara inloggad längre.</text:p>
      <text:h text:style-name="P5" text:outline-level="3">Efterkrav</text:h>
      <text:p text:style-name="P3">”Logga in” sidan visas, cookies är borttagna.</text:p>
      <text:h text:style-name="P5" text:outline-level="3">Scenario</text:h>
      <text:list xml:id="list1745393484" text:continue-numbering="true" text:style-name="L3">
        <text:list-item>
          <text:p text:style-name="P13">Från inloggad startsida, klicka på knappen ”logga ut”.</text:p>
        </text:list-item>
        <text:list-item>
          <text:p text:style-name="P13">Logga in- sidan vissas.</text:p>
        </text:list-item>
        <text:list-item>
          <text:p text:style-name="P13">I URL:en, http://dinspring.se/?action=signOut</text:p>
        </text:list-item>
        <text:list-item>
          <text:p text:style-name="P13">Inloggning kan ej längre ske med session (se TF2.4)</text:p>
        </text:list-item>
        <text:list-item>
          <text:p text:style-name="P13">Inloggning kan ej ängre ske med cookies (se TF2.5)</text:p>
        </text:list-item>
      </text:list>
      <text:p text:style-name="P4">TF 9.1<text:line-break/>Länkar</text:p>
      <text:p text:style-name="P3">Syfte att användaren alla länkar ska fungera.</text:p>
      <text:h text:style-name="P5" text:outline-level="3">Efterkrav</text:h>
      <text:p text:style-name="P3">-</text:p>
      <text:h text:style-name="P5" text:outline-level="3">Scenario</text:h>
      <text:list xml:id="list769918587" text:continue-numbering="true" text:style-name="L3">
        <text:list-item>
          <text:p text:style-name="P13">Från startsida, klicka på ”Registrera ny användare” – registreringsformulär visas.</text:p>
        </text:list-item>
        <text:list-item>
          <text:p text:style-name="P13">Från registreringsformulär, klicka på ”Tillbaka” - Inloggningssidan visas.</text:p>
        </text:list-item>
        <text:list-item>
          <text:p text:style-name="P13">Logga in (se TF2.1)</text:p>
        </text:list-item>
        <text:list-item>
          <text:p text:style-name="P13">Från inloggning, välj ”lägg till” - formulär visas</text:p>
        </text:list-item>
        <text:list-item>
          <text:p text:style-name="P13">Från formuläret, välj ”tillbaka till översikt” - översikt visas.</text:p>
        </text:list-item>
        <text:list-item>
          <text:p text:style-name="P13">Vid valfritt träningspass – välj ändra – formulär visas.</text:p>
        </text:list-item>
        <text:list-item>
          <text:p text:style-name="P13">Från formuläret, välj ”tillbaka till översikt” - översikt visas.</text:p>
        </text:list-item>
        <text:list-item>
          <text:p text:style-name="P13">Vid valfritt träningspass – välj kopiera – formulär visas.</text:p>
        </text:list-item>
        <text:list-item>
          <text:p text:style-name="P13">Från formuläret, välj ”tillbaka till översikt” - översikt visas.</text:p>
        </text:list-item>
      </text:list>
      <text:p text:style-name="P10"/>
      <text:p text:style-name="P4"><text:soft-page-break/>TF 10.1<text:line-break/>Validering - W3C</text:p>
      <text:p text:style-name="P3">Syfte att applikationen ska uppfylla W3C's säkerhetskrav.</text:p>
      <text:h text:style-name="P5" text:outline-level="3">Efterkrav</text:h>
      <text:p text:style-name="P3">Inga errors efter validering hos W3C.</text:p>
      <text:h text:style-name="P5" text:outline-level="3">Scenario</text:h>
      <text:list xml:id="list2000969553" text:continue-numbering="true" text:style-name="L3">
        <text:list-item>
          <text:p text:style-name="P13">Gå till URL <text:a xlink:type="simple" xlink:href="http://validator.w3.org/" text:style-name="Internet_20_link" text:visited-style-name="Visited_20_Internet_20_Link">http://validator.w3.org/</text:a></text:p>
        </text:list-item>
        <text:list-item>
          <text:p text:style-name="P13">Testa dinspring.se med alla tillhörande vyer.</text:p>
        </text:list-item>
        <text:list-item>
          <text:p text:style-name="P13">Samtliga ska klara valideringen utan err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22:12:06</dc:date>
    <meta:editing-duration>PT11H1M9S</meta:editing-duration>
    <meta:editing-cycles>184</meta:editing-cycles>
    <meta:document-statistic meta:table-count="0" meta:image-count="0" meta:object-count="0" meta:page-count="11" meta:paragraph-count="309" meta:word-count="2192" meta:character-count="13904"/>
  </office:meta>
</office:document-meta>
</file>